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text-align="start" style:justify-single-word="false"/>
      <style:text-properties fo:font-size="11pt" fo:language="zxx" fo:country="none" officeooo:paragraph-rsid="0026853d" style:font-size-asian="11pt" style:language-asian="zxx" style:country-asian="none" style:font-size-complex="11pt" style:language-complex="zxx" style:country-complex="none"/>
    </style:style>
    <style:style style:name="P2" style:family="paragraph" style:parent-style-name="Standard">
      <style:paragraph-properties fo:text-align="center" style:justify-single-word="false"/>
      <style:text-properties fo:font-size="12pt" officeooo:paragraph-rsid="0026853d" style:font-size-asian="12pt" style:font-size-complex="12pt"/>
    </style:style>
    <style:style style:name="P3" style:family="paragraph" style:parent-style-name="Standard">
      <style:paragraph-properties fo:text-align="center" style:justify-single-word="false"/>
      <style:text-properties fo:font-size="12pt" fo:language="zxx" fo:country="none" officeooo:paragraph-rsid="0026853d" style:font-size-asian="12pt" style:language-asian="zxx" style:country-asian="none" style:font-size-complex="12pt" style:language-complex="zxx" style:country-complex="none"/>
    </style:style>
    <style:style style:name="P4" style:family="paragraph" style:parent-style-name="Standard">
      <style:paragraph-properties fo:text-align="center" style:justify-single-word="false"/>
      <style:text-properties fo:font-size="12pt" fo:language="zxx" fo:country="none" officeooo:rsid="002a51b8" officeooo:paragraph-rsid="002a51b8" style:font-size-asian="12pt" style:language-asian="zxx" style:country-asian="none" style:font-size-complex="12pt" style:language-complex="zxx" style:country-complex="none"/>
    </style:style>
    <style:style style:name="P5" style:family="paragraph" style:parent-style-name="Standard">
      <style:paragraph-properties fo:text-align="start" style:justify-single-word="false"/>
      <style:text-properties fo:font-size="11pt" fo:language="zxx" fo:country="none" officeooo:paragraph-rsid="0026853d" style:font-size-asian="11pt" style:language-asian="zxx" style:country-asian="none" style:font-size-complex="11pt" style:language-complex="zxx" style:country-complex="none"/>
    </style:style>
    <style:style style:name="P6" style:family="paragraph" style:parent-style-name="Standard">
      <style:paragraph-properties fo:text-align="start" style:justify-single-word="false"/>
      <style:text-properties fo:font-size="11pt" fo:language="zxx" fo:country="none" officeooo:paragraph-rsid="003be4bb" style:font-size-asian="11pt" style:language-asian="zxx" style:country-asian="none" style:font-size-complex="11pt" style:language-complex="zxx" style:country-complex="none"/>
    </style:style>
    <style:style style:name="P7" style:family="paragraph" style:parent-style-name="Standard">
      <style:paragraph-properties fo:text-align="start" style:justify-single-word="false"/>
      <style:text-properties style:font-name="FreeMono" fo:font-size="10pt" fo:language="zxx" fo:country="none" officeooo:paragraph-rsid="0026853d" style:font-size-asian="10pt" style:language-asian="zxx" style:country-asian="none" style:font-size-complex="10pt" style:language-complex="zxx" style:country-complex="none"/>
    </style:style>
    <style:style style:name="P8" style:family="paragraph" style:parent-style-name="Standard">
      <style:paragraph-properties fo:text-align="start" style:justify-single-word="false"/>
      <style:text-properties style:font-name="Liberation Serif" fo:font-size="11pt" fo:language="zxx" fo:country="none" officeooo:paragraph-rsid="0026853d" style:font-size-asian="11pt" style:language-asian="zxx" style:country-asian="none" style:font-size-complex="11pt" style:language-complex="zxx" style:country-complex="none"/>
    </style:style>
    <style:style style:name="T1" style:family="text">
      <style:text-properties fo:font-size="11pt" fo:font-style="italic" style:font-size-asian="11pt" style:font-style-asian="italic" style:font-size-complex="11pt" style:font-style-complex="italic"/>
    </style:style>
    <style:style style:name="T2" style:family="text">
      <style:text-properties fo:language="zxx" fo:country="none" fo:font-weight="bold" officeooo:rsid="001b6734" style:language-asian="zxx" style:country-asian="none" style:font-weight-asian="bold" style:language-complex="zxx" style:country-complex="none" style:font-weight-complex="bold"/>
    </style:style>
    <style:style style:name="T3" style:family="text">
      <style:text-properties fo:language="zxx" fo:country="none" fo:font-weight="bold" officeooo:rsid="002a51b8" style:language-asian="zxx" style:country-asian="none" style:font-weight-asian="bold" style:language-complex="zxx" style:country-complex="none" style:font-weight-complex="bold"/>
    </style:style>
    <style:style style:name="T4" style:family="text">
      <style:text-properties fo:font-style="italic" style:font-style-asian="italic" style:font-style-complex="italic"/>
    </style:style>
    <style:style style:name="T5" style:family="text">
      <style:text-properties fo:font-weight="bold" style:font-weight-asian="bold" style:font-weight-complex="bold"/>
    </style:style>
    <style:style style:name="T6" style:family="text">
      <style:text-properties fo:font-weight="bold" officeooo:rsid="0022be7b" style:font-weight-asian="bold" style:font-weight-complex="bold"/>
    </style:style>
    <style:style style:name="T7" style:family="text">
      <style:text-properties fo:font-weight="bold" officeooo:rsid="002a51b8" style:font-weight-asian="bold" style:font-weight-complex="bold"/>
    </style:style>
    <style:style style:name="T8" style:family="text">
      <style:text-properties fo:font-size="10pt" style:font-size-asian="10pt" style:font-size-complex="10pt"/>
    </style:style>
    <style:style style:name="T9" style:family="text">
      <style:text-properties style:font-name="FreeMono"/>
    </style:style>
    <style:style style:name="T10" style:family="text">
      <style:text-properties style:font-name="FreeMono" fo:font-size="10pt" style:font-size-asian="10pt" style:font-size-complex="10pt"/>
    </style:style>
    <style:style style:name="T11" style:family="text">
      <style:text-properties style:font-name="FreeMono" fo:font-size="10pt" fo:font-style="italic" style:font-size-asian="10pt" style:font-style-asian="italic" style:font-size-complex="10pt" style:font-style-complex="italic"/>
    </style:style>
    <style:style style:name="T12" style:family="text">
      <style:text-properties style:font-name="FreeMono" fo:font-style="italic" style:font-style-asian="italic" style:font-style-complex="italic"/>
    </style:style>
    <style:style style:name="T13" style:family="text">
      <style:text-properties officeooo:rsid="0031a5db"/>
    </style:style>
    <style:style style:name="T14" style:family="text">
      <style:text-properties style:font-name="Liberation Serif"/>
    </style:style>
    <style:style style:name="T15" style:family="text">
      <style:text-properties style:font-name="Liberation Serif" fo:font-style="italic" style:font-style-asian="italic" style:font-style-complex="italic"/>
    </style:style>
    <style:style style:name="T16" style:family="text">
      <style:text-properties style:font-name="Liberation Serif" fo:font-size="10pt" style:font-size-asian="10pt" style:font-size-complex="10pt"/>
    </style:style>
    <style:style style:name="T17" style:family="text">
      <style:text-properties style:font-name="Liberation Serif" fo:font-size="11pt" fo:font-style="italic" style:font-size-asian="11pt" style:font-style-asian="italic" style:font-size-complex="11pt" style:font-style-complex="italic"/>
    </style:style>
    <style:style style:name="T18" style:family="text">
      <style:text-properties fo:font-size="7pt" style:font-size-asian="7pt" style:font-size-complex="7pt"/>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text:span text:style-name="T2">Chapter</text:span><text:span text:style-name="T3">s 7-8-9-10</text:span></text:p>
      <text:p text:style-name="P3"><text:span text:style-name="T6">JavaScript </text:span><text:span text:style-name="T7">Basics</text:span></text:p>
      <text:p text:style-name="P4"><text:span text:style-name="T7">(</text:span><text:span text:style-name="T5">Control Flow-Functions-Arrays-Objects)</text:span></text:p>
      <text:p text:style-name="P3"><text:span text:style-name="T6"/></text:p>
      <text:p text:style-name="P1">--- CONTROL FLOW ---</text:p>
      <text:p text:style-name="P1"/>
      <text:p text:style-name="P1">Boolean Logic</text:p>
      <text:p text:style-name="P1"><text:s text:c="2"/>- <text:span text:style-name="T10">==</text:span> Equal to</text:p>
      <text:p text:style-name="P1"><text:s text:c="2"/>- <text:span text:style-name="T10">===</text:span> Equal value and type</text:p>
      <text:p text:style-name="P1"><text:s text:c="4"/>ex:</text:p>
      <text:p text:style-name="P1"><text:s text:c="6"/><text:span text:style-name="T10">x = 5</text:span></text:p>
      <text:p text:style-name="P1"><text:s text:c="6"/><text:span text:style-name="T10">x == "5"</text:span> <text:span text:style-name="T4">//true</text:span></text:p>
      <text:p text:style-name="P1"><text:s text:c="6"/><text:span text:style-name="T10">x === "5"</text:span> <text:span text:style-name="T4">//false</text:span></text:p>
      <text:p text:style-name="P1"><text:s text:c="4"/>ex:</text:p>
      <text:p text:style-name="P1"><text:s text:c="6"/><text:span text:style-name="T10">var y = null</text:span></text:p>
      <text:p text:style-name="P1"><text:s text:c="6"/><text:span text:style-name="T10">y == undefined</text:span> <text:span text:style-name="T4">//true</text:span></text:p>
      <text:p text:style-name="P1"><text:s text:c="6"/><text:span text:style-name="T10">y === undefined</text:span> <text:span text:style-name="T4">//false</text:span></text:p>
      <text:p text:style-name="P1"><text:s text:c="2"/>- '<text:span text:style-name="T10">==</text:span>' performs "type coersion". It tries to get them to same format and then compare the value that's why int 5 equals to string 5.</text:p>
      <text:p text:style-name="P1"><text:s text:c="2"/>- It is strongly recommended to use '<text:span text:style-name="T10">===</text:span>' because it is much safer!</text:p>
      <text:p text:style-name="P1"><text:s text:c="2"/>- Following exmaples will give an idea about non-reliablity of '<text:span text:style-name="T10">=='</text:span>,</text:p>
      <text:p text:style-name="P1"><text:s text:c="4"/>ex:</text:p>
      <text:p text:style-name="P1"><text:s text:c="6"/><text:span text:style-name="T10">true == "1"</text:span> <text:s text:c="2"/><text:span text:style-name="T4">//true</text:span></text:p>
      <text:p text:style-name="P1"><text:s text:c="6"/><text:span text:style-name="T10">0 == false</text:span> <text:s text:c="2"/><text:span text:style-name="T4">//true</text:span></text:p>
      <text:p text:style-name="P1"><text:s text:c="6"/><text:span text:style-name="T10">null == undefined</text:span> <text:s text:c="2"/><text:span text:style-name="T4">//true</text:span></text:p>
      <text:p text:style-name="P1"><text:s text:c="5"/><text:span text:style-name="T10"><text:s/>NaN == NaN</text:span> <text:s text:c="2"/><text:span text:style-name="T4">//false</text:span></text:p>
      <text:p text:style-name="P1"/>
      <text:p text:style-name="P1">Logical Operators</text:p>
      <text:p text:style-name="P1"><text:s text:c="2"/>1. <text:span text:style-name="T10">&amp;&amp;</text:span> - AND</text:p>
      <text:p text:style-name="P1"><text:s text:c="2"/>2. <text:span text:style-name="T10">|| </text:span>- OR</text:p>
      <text:p text:style-name="P1"><text:s text:c="2"/>3. <text:span text:style-name="T10">! </text:span><text:s/>- NOT</text:p>
      <text:p text:style-name="P1"><text:s text:c="2"/>- Values that aren't actually true or false, are still inherently 'truthy' or 'falsy' when evaluated in a boolean context,</text:p>
      <text:p text:style-name="P1"><text:s text:c="3"/><text:span text:style-name="T10"><text:s/>!"hello"</text:span> <text:span text:style-name="T4">//false which means string is "truthy"</text:span></text:p>
      <text:p text:style-name="P1"><text:s text:c="4"/><text:span text:style-name="T10">!!"hell"</text:span> <text:span text:style-name="T4">//true which also means string is "truthy"</text:span></text:p>
      <text:p text:style-name="P1"><text:s text:c="4"/><text:span text:style-name="T10">!!""</text:span> <text:span text:style-name="T4">//false</text:span></text:p>
      <text:p text:style-name="P1"><text:s text:c="4"/><text:span text:style-name="T10">!!null</text:span> <text:span text:style-name="T4">//false</text:span></text:p>
      <text:p text:style-name="P1"><text:s text:c="4"/><text:span text:style-name="T10">!!0</text:span> <text:span text:style-name="T4">//false</text:span></text:p>
      <text:p text:style-name="P1"><text:s text:c="3"/><text:span text:style-name="T10"><text:s/>!!NaN</text:span> <text:span text:style-name="T4">//false</text:span></text:p>
      <text:p text:style-name="P1"><text:s text:c="4"/><text:span text:style-name="T10">!!-1</text:span> <text:span text:style-name="T4">//true</text:span></text:p>
      <text:p text:style-name="P1"><text:s text:c="2"/>- Falsy values:</text:p>
      <text:p text:style-name="P1"><text:s text:c="4"/><text:span text:style-name="T10">false</text:span>, <text:span text:style-name="T10">0</text:span>, <text:span text:style-name="T10">""</text:span>, <text:span text:style-name="T10">null</text:span>, <text:span text:style-name="T10">undefined</text:span>, <text:span text:style-name="T10">NaN</text:span></text:p>
      <text:p text:style-name="P1"/>
      <text:p text:style-name="P1">- propmt always returns a String! So in order to convert it into number,</text:p>
      <text:p text:style-name="P1"><text:s text:c="4"/><text:span text:style-name="T10">var age = Number(prompt("What is your age?"));</text:span></text:p>
      <text:p text:style-name="P1"/>
      <text:p text:style-name="P1">Conditionals</text:p>
      <text:p text:style-name="P1"><text:s text:c="2"/>ex:</text:p>
      <text:p text:style-name="P1"><text:s text:c="3"/><text:span text:style-name="T10"><text:s/>if(age &lt; 18){</text:span></text:p>
      <text:p text:style-name="P7"><text:s text:c="6"/>console.log("I'm sorry. You are not old enough to pass!")</text:p>
      <text:p text:style-name="P7"><text:s text:c="4"/>}</text:p>
      <text:p text:style-name="P7"><text:s text:c="4"/>else if(age &lt; 21){</text:p>
      <text:p text:style-name="P7"><text:s text:c="6"/>console.log("All right, pass but my eyes are on you!")</text:p>
      <text:p text:style-name="P7"><text:s text:c="4"/>}</text:p>
      <text:p text:style-name="P7"><text:s text:c="4"/>else {</text:p>
      <text:p text:style-name="P7"><text:s text:c="6"/>console.log("Do whatever you want...")</text:p>
      <text:p text:style-name="P7"><text:s text:c="4"/>}</text:p>
      <text:p text:style-name="P1"/>
      <text:p text:style-name="P1"><text:soft-page-break/>- <text:span text:style-name="T10">typeof myNumber</text:span></text:p>
      <text:p text:style-name="P1"><text:s text:c="4"/>Gives us the type of the variable "myNumber"</text:p>
      <text:p text:style-name="P1"/>
      <text:p text:style-name="P1">- DRY: Don't Repeat Yourself (x WET: Write Everything Twice)</text:p>
      <text:p text:style-name="P1"><text:s text:c="4"/>We want to keep our code as DRY as possible.</text:p>
      <text:p text:style-name="P1"/>
      <text:p text:style-name="P1">Loops</text:p>
      <text:p text:style-name="P1"><text:s text:c="2"/>1. while</text:p>
      <text:p text:style-name="P1"><text:s text:c="4"/>ex:</text:p>
      <text:p text:style-name="P1"><text:s text:c="6"/><text:span text:style-name="T10">var count = 1;</text:span></text:p>
      <text:p text:style-name="P7"><text:s text:c="6"/>while(count &lt;= 10) {</text:p>
      <text:p text:style-name="P7"><text:s text:c="8"/>console.log("count is: " + count);</text:p>
      <text:p text:style-name="P7"><text:s text:c="8"/>count+=2;</text:p>
      <text:p text:style-name="P7"><text:s text:c="6"/>}</text:p>
      <text:p text:style-name="P1"><text:s text:c="6"/>When we evaluate the example above in chrome console, we will see that it also shows us number 11 which is not expected. But actually it's not printing it out it just shows us that as it is the lastly evaluated value but not printed out because at the last loop of the while count is updated to 11. And to point this out, console just pust a light-reverse-directed arrow to the beginning of the line.</text:p>
      <text:p text:style-name="P1"><text:s text:c="4"/>ex:</text:p>
      <text:p text:style-name="P1"><text:s text:c="6"/><text:span text:style-name="T10">var str = "hello";</text:span></text:p>
      <text:p text:style-name="P7"><text:s text:c="6"/>var count = 0;</text:p>
      <text:p text:style-name="P7"><text:s text:c="6"/>while(count &lt; str.length) {</text:p>
      <text:p text:style-name="P7"><text:s text:c="8"/>console.log(str[count]);</text:p>
      <text:p text:style-name="P7"><text:s text:c="8"/>count++;</text:p>
      <text:p text:style-name="P7"><text:s text:c="6"/>}</text:p>
      <text:p text:style-name="P1"/>
      <text:p text:style-name="P1">- <text:span text:style-name="T10">str.indexOf("a");</text:span></text:p>
      <text:p text:style-name="P1"><text:s text:c="4"/>Gives me the index of first 'a' occurs in the text.</text:p>
      <text:p text:style-name="P1">- <text:span text:style-name="T10">str.indexOf("ali");</text:span></text:p>
      <text:p text:style-name="P1"><text:s text:c="4"/>Gives me the index of first 'ali' occurs in the text.</text:p>
      <text:p text:style-name="P1">- <text:span text:style-name="T10">str.indexOf("x");</text:span></text:p>
      <text:p text:style-name="P1"><text:s text:c="4"/>Gives me '-1' if x does not exist</text:p>
      <text:p text:style-name="P1"/>
      <text:p text:style-name="P1"/>
      <text:p text:style-name="P1">--- FUNCTIONS ---</text:p>
      <text:p text:style-name="P1"/>
      <text:p text:style-name="P1">- <text:span text:style-name="T10">for(init; condition; step) {}</text:span></text:p>
      <text:p text:style-name="P1"/>
      <text:p text:style-name="P1">- Functions let us wrap bits of code up into reusabel packages. They are one of the building blocks of JS,</text:p>
      <text:p text:style-name="P1"><text:s text:c="3"/><text:span text:style-name="T10"><text:s/>funciton doSomething() {</text:span> <text:span text:style-name="T4">//declaring:</text:span></text:p>
      <text:p text:style-name="P1"><text:s text:c="5"/><text:span text:style-name="T10"><text:s/>console.log("Hello World!");</text:span></text:p>
      <text:p text:style-name="P7"><text:s text:c="4"/>}</text:p>
      <text:p text:style-name="P1"><text:s text:c="4"/><text:span text:style-name="T10">doSomething(); </text:span><text:span text:style-name="T4">//calling:</text:span></text:p>
      <text:p text:style-name="P1"><text:s text:c="4"/>If I just type the function name without parantheses and hit enter, console will give me function itself but not run it!</text:p>
      <text:p text:style-name="P1"><text:s text:c="6"/><text:span text:style-name="T10">doSomething</text:span></text:p>
      <text:p text:style-name="P1"><text:s text:c="4"/>With arguments,</text:p>
      <text:p text:style-name="P1"><text:s text:c="6"/><text:span text:style-name="T10">function area(height, width) {</text:span></text:p>
      <text:p text:style-name="P7"><text:s text:c="8"/>console.log(height * width);</text:p>
      <text:p text:style-name="P7"><text:s text:c="6"/>}</text:p>
      <text:p text:style-name="P1"><text:s text:c="6"/><text:span text:style-name="T10">area(9, 8) </text:span><text:span text:style-name="T4">//72</text:span></text:p>
      <text:p text:style-name="P1"/>
      <text:p text:style-name="P1">- If I leave blank an argument whilce calling a function in JS, it will take it as undefined and not cause an error</text:p>
      <text:p text:style-name="P1"/>
      <text:p text:style-name="P1">- <text:span text:style-name="T10">clear()</text:span></text:p>
      <text:p text:style-name="P1"><text:s text:c="4"/>Typing and hitting enter will clear the console</text:p>
      <text:p text:style-name="P1"/>
      <text:p text:style-name="P1"><text:soft-page-break/>- Every function in JS returns something and if we don't specify it explicitly it will simply return 'undefined'. That's the reason why we've been seeing 'undefined' consistently in the console while we were printing out console.log messages with functions</text:p>
      <text:p text:style-name="P1"/>
      <text:p text:style-name="P1">- <text:span text:style-name="T10">function capitalize(str) {</text:span></text:p>
      <text:p text:style-name="P7"><text:s text:c="4"/>return str.charAt(0).toUpperCase() + str.slice(1);</text:p>
      <text:p text:style-name="P7"><text:s text:c="2"/>}</text:p>
      <text:p text:style-name="P1"><text:span text:style-name="T10"><text:s text:c="2"/>var city = "wien";</text:span> <text:span text:style-name="T4">//wien</text:span></text:p>
      <text:p text:style-name="P1"><text:s text:c="2"/><text:span text:style-name="T10">var capital = capitalize(city);</text:span> <text:span text:style-name="T4">//Wien</text:span></text:p>
      <text:p text:style-name="P1"/>
      <text:p text:style-name="P1">- <text:span text:style-name="T10">str.charAt(index)</text:span> Takes the character at 'index' of the string 'str'</text:p>
      <text:p text:style-name="P1"/>
      <text:p text:style-name="P1">- <text:span text:style-name="T10">str.toUpperCase() </text:span>Takes the string 'str' (or a single char if given) and turns it into upper case</text:p>
      <text:p text:style-name="P1"/>
      <text:p text:style-name="P1">- <text:span text:style-name="T10">str.slice(2)</text:span> Slices the string 'str' and takes the part starting (by including the given index) from the index till the end of the string</text:p>
      <text:p text:style-name="P1"/>
      <text:p text:style-name="P1">- <text:span text:style-name="T10">return</text:span> Simply stops the execution of the function</text:p>
      <text:p text:style-name="P1"/>
      <text:p text:style-name="P1">- <text:span text:style-name="T10">if(typeof(str) === "number") {}</text:span> Checks the type of str that if it's a number or not</text:p>
      <text:p text:style-name="P1"/>
      <text:p text:style-name="P1">Different Syntaxes for Creating a Function</text:p>
      <text:p text:style-name="P1"><text:s text:c="2"/>1. Function Declaration,</text:p>
      <text:p text:style-name="P1"><text:s text:c="6"/><text:span text:style-name="T10">function capitalize(str) {</text:span></text:p>
      <text:p text:style-name="P7"><text:s text:c="8"/>return str.charAt(0).toUpperCase() + str.slice(1);</text:p>
      <text:p text:style-name="P7"><text:s text:c="6"/>}</text:p>
      <text:p text:style-name="P1"><text:s text:c="2"/>2. Function Expression,</text:p>
      <text:p text:style-name="P1"><text:s text:c="6"/><text:span text:style-name="T10">var capitalize = function(str) {</text:span></text:p>
      <text:p text:style-name="P7"><text:s text:c="8"/>return str.charAt(0).toUpperCase() + str.slice(1);</text:p>
      <text:p text:style-name="P7"><text:s text:c="6"/>}</text:p>
      <text:p text:style-name="P1"><text:s text:c="2"/>3. The slight difference between the two is, when I assign something else to the variable at the 'Function Expression' then I lose my function as expected.</text:p>
      <text:p text:style-name="P1"><text:s text:c="2"/>4. In 'Function Expression' syntax, function names can be anonymous (can be left blank)</text:p>
      <text:p text:style-name="P1"><text:s text:c="2"/>5. More on these two types: <text:span text:style-name="T13">(</text:span>https://javascriptweblog.wordpress.com/2010/07/06/function-declarations-vs-function-expressions/<text:span text:style-name="T13">)</text:span></text:p>
      <text:p text:style-name="P1"/>
      <text:p text:style-name="P1">- <text:span text:style-name="T10">return num % 2 === 0;</text:span> Returns true if the num is even, false otherwise</text:p>
      <text:p text:style-name="P1"/>
      <text:p text:style-name="P1">- <text:span text:style-name="T10">str.replace(/-/g, "_"); </text:span>Replaces all "-" to "_"</text:p>
      <text:p text:style-name="P1"/>
      <text:p text:style-name="P1">Scope</text:p>
      <text:p text:style-name="P1"><text:s text:c="2"/>- It is the context that code is executed in</text:p>
      <text:p text:style-name="P1"><text:s text:c="2"/>ex:</text:p>
      <text:p text:style-name="P1"><text:s text:c="4"/><text:span text:style-name="T10">var num = 1;</text:span></text:p>
      <text:p text:style-name="P7"><text:s text:c="4"/>function nev() {</text:p>
      <text:p text:style-name="P7"><text:s text:c="6"/>var num = 2;</text:p>
      <text:p text:style-name="P7"><text:s text:c="4"/>}</text:p>
      <text:p text:style-name="P1"><text:span text:style-name="T10"><text:s text:c="4"/>console.log(num);</text:span> <text:span text:style-name="T4">//prints 1</text:span></text:p>
      <text:p text:style-name="P1"><text:s text:c="2"/>ex:</text:p>
      <text:p text:style-name="P1"><text:s text:c="4"/><text:span text:style-name="T10">var num = 1;</text:span></text:p>
      <text:p text:style-name="P7"><text:s text:c="4"/>function nev() {</text:p>
      <text:p text:style-name="P7"><text:s text:c="6"/>num = 2;</text:p>
      <text:p text:style-name="P7"><text:s text:c="4"/>}</text:p>
      <text:p text:style-name="P1"><text:span text:style-name="T10"><text:s text:c="4"/>console.log(num);</text:span> <text:span text:style-name="T4">//prints 2</text:span></text:p>
      <text:p text:style-name="P1"/>
      <text:p text:style-name="P1"/>
      <text:p text:style-name="P1"/>
      <text:p text:style-name="P1"/>
      <text:p text:style-name="P1"/>
      <text:p text:style-name="P1"/>
      <text:p text:style-name="P1"><text:soft-page-break/>Higher Order Functions</text:p>
      <text:p text:style-name="P1"><text:s text:c="2"/>1. Functions that take other functions as argument.</text:p>
      <text:p text:style-name="P1"><text:s text:c="2"/>2. <text:span text:style-name="T10">setInterval(anotherFunc, intervalMs)</text:span>: Takes another function and time as ms as arguments and repeats that function at every ms that was given. The reason why we don't use parantheses here while passing the function, we are passing the function itself as the source-code to the <text:span text:style-name="T10">setInterval()</text:span> function and lets it to call that code and execute that stuff by itself,</text:p>
      <text:p text:style-name="P1"><text:s text:c="4"/><text:span text:style-name="T10">setInterval(sing, 1000);</text:span></text:p>
      <text:p text:style-name="P1"><text:s text:c="2"/>3. As soon as we type and hit enter it returns us a number and then starts executing the code at given intervals. That number is the key for us to stop the interval. Let's say it was '2', so to stop the interval by the function '<text:span text:style-name="T10">clearInterval()</text:span>' we type,</text:p>
      <text:p text:style-name="P1"><text:s text:c="3"/><text:span text:style-name="T10"><text:s/>clearInterval(2);</text:span></text:p>
      <text:p text:style-name="P1"><text:s text:c="2"/>4. We also can use an anonymous -not predefined- function within the <text:span text:style-name="T10">setInterval() </text:span>like,</text:p>
      <text:p text:style-name="P1"><text:s text:c="6"/><text:span text:style-name="T10">setInterval(function(){</text:span></text:p>
      <text:p text:style-name="P7"><text:s text:c="8"/>console.log("This is an anonymous function.")</text:p>
      <text:p text:style-name="P7"><text:s text:c="6"/>}, 1000)</text:p>
      <text:p text:style-name="P1"><text:s text:c="2"/>5. 1000 ms = 1 second</text:p>
      <text:p text:style-name="P1"/>
      <text:p text:style-name="P1"/>
      <text:p text:style-name="P1">--- ARRAYS ---</text:p>
      <text:p text:style-name="P1"/>
      <text:p text:style-name="P1">- Ways of creating an array,</text:p>
      <text:p text:style-name="P1"><text:s text:c="2"/>1. <text:span text:style-name="T10">var friends = [];</text:span> <text:span text:style-name="T4">//common</text:span></text:p>
      <text:p text:style-name="P1"><text:s text:c="2"/>2. <text:span text:style-name="T10">var friends = new Array()</text:span> <text:span text:style-name="T4">//uncommon</text:span></text:p>
      <text:p text:style-name="P1"/>
      <text:p text:style-name="P1">- Syntax of an array,</text:p>
      <text:p text:style-name="P1"><text:s text:c="4"/><text:span text:style-name="T10">var friends = ["Emma", "John", "Betty", "Dave"];</text:span></text:p>
      <text:p text:style-name="P1"/>
      <text:p text:style-name="P1">- Index numbers in JS starts from 0,</text:p>
      <text:p text:style-name="P1"><text:s text:c="2"/><text:span text:style-name="T10"><text:s text:c="2"/>friends[0];</text:span> <text:span text:style-name="T4">//"Emma"</text:span></text:p>
      <text:p text:style-name="P1"/>
      <text:p text:style-name="P1">- We can directly change an element at an index by reassigning,</text:p>
      <text:p text:style-name="P1"><text:s text:c="4"/><text:span text:style-name="T10">friends[1];</text:span> <text:span text:style-name="T4">//"John"</text:span></text:p>
      <text:p text:style-name="P1"><text:s text:c="2"/><text:span text:style-name="T10"><text:s text:c="2"/>friends[1] = "Johnny";</text:span></text:p>
      <text:p text:style-name="P1"><text:s text:c="3"/><text:span text:style-name="T10"><text:s/>friends[1]</text:span> <text:span text:style-name="T4">//"Johnny"</text:span></text:p>
      <text:p text:style-name="P1"/>
      <text:p text:style-name="P1">- We can add new data to an array,</text:p>
      <text:p text:style-name="P1"><text:s text:c="3"/><text:span text:style-name="T10"><text:s/>friends[4] = "Julia";</text:span></text:p>
      <text:p text:style-name="P1"><text:span text:style-name="T10"><text:s text:c="4"/>friends </text:span><text:span text:style-name="T4">//["Emma", "John", "Betty", "Dave", "Julia"];</text:span></text:p>
      <text:p text:style-name="P1"/>
      <text:p text:style-name="P1">- If we add the new data to a further place,</text:p>
      <text:p text:style-name="P1"><text:s text:c="3"/><text:span text:style-name="T10"><text:s/>friends[7] = "Chuck";</text:span></text:p>
      <text:p text:style-name="P1"><text:s text:c="2"/>Then JS will fill the indexes between with "undefined",</text:p>
      <text:p text:style-name="P1"><text:s text:c="4"/><text:span text:style-name="T10">friends;</text:span><text:span text:style-name="T4"> //["Emma", "John", "Betty", "Dave", "Julia", undefined, undefined, "Chuck"];</text:span></text:p>
      <text:p text:style-name="P1"/>
      <text:p text:style-name="P1">- Arrays can hold different types of data altogether. All individual items doesn't need to be of the same type,</text:p>
      <text:p text:style-name="P7"><text:s text:c="4"/>var mixed = [1, "Anna", true, undefined, 52, "Türkei", null];</text:p>
      <text:p text:style-name="P1"/>
      <text:p text:style-name="P1">- Length property will give us the length of the array just like strings,</text:p>
      <text:p text:style-name="P1"><text:s/><text:span text:style-name="T10"><text:s text:c="3"/>friends.length</text:span> <text:span text:style-name="T4">//8</text:span></text:p>
      <text:p text:style-name="P1"/>
      <text:p text:style-name="P1">Built-in Array Methods (https://developer.mozilla.org/en-US/docs/Web/JavaScript/Reference/Global_Objects/Array#)</text:p>
      <text:p text:style-name="P1"><text:s text:c="2"/>1. <text:span text:style-name="T10">push/pop</text:span></text:p>
      <text:p text:style-name="P1"><text:s text:c="4"/>We use '<text:span text:style-name="T10">push</text:span>' to add item to the end of the array. It also returns the updated length of the array right away, it can be stored in a variable for further use,</text:p>
      <text:p text:style-name="P1"><text:s text:c="6"/><text:span text:style-name="T10">var abc = ["a", "b"];</text:span></text:p>
      <text:p text:style-name="P1"><text:span text:style-name="T10"><text:s text:c="6"/>var.push("c")</text:span> <text:span text:style-name="T4">//3</text:span></text:p>
      <text:p text:style-name="P1"><text:s text:c="6"/><text:span text:style-name="T10">abc </text:span><text:span text:style-name="T15">//["a", "b", "c"]</text:span></text:p>
      <text:p text:style-name="P1"><text:soft-page-break/><text:s text:c="4"/>We use '<text:span text:style-name="T10">pop</text:span>' to remove the last item of the array. It also returns us that last element right away, it can be stored in a variable for further use,</text:p>
      <text:p text:style-name="P1"><text:s text:c="6"/><text:span text:style-name="T10">abc.pop()</text:span> <text:span text:style-name="T15">//"c"</text:span></text:p>
      <text:p text:style-name="P1"><text:s text:c="6"/><text:span text:style-name="T10">abc</text:span><text:span text:style-name="T15"> //["a", "b"]</text:span></text:p>
      <text:p text:style-name="P1"><text:s text:c="2"/>2. <text:span text:style-name="T10">unshift/shift</text:span></text:p>
      <text:p text:style-name="P1"><text:s text:c="4"/>They are similar to '<text:span text:style-name="T10">push/pop</text:span>' pair but just does the same thing at the beginning of the array.</text:p>
      <text:p text:style-name="P1"><text:s text:c="4"/>So we use 'unshift' to add item to the beginning of the array, It also returns us the updated length of the array right away, it can be stored in a variable for further use,</text:p>
      <text:p text:style-name="P1"><text:s text:c="5"/><text:span text:style-name="T10"><text:tab/>var nums = [2, 3, 4];</text:span></text:p>
      <text:p text:style-name="P8"><text:s text:c="5"/><text:tab/><text:span text:style-name="T10">var.unshift(1)</text:span> <text:span text:style-name="T4">//4</text:span></text:p>
      <text:p text:style-name="P1"><text:span text:style-name="T14"><text:s text:c="5"/><text:tab/></text:span><text:span text:style-name="T10">nums </text:span><text:span text:style-name="T4">//[1, 2, 3, 4]</text:span></text:p>
      <text:p text:style-name="P1"><text:s text:c="4"/>We use '<text:span text:style-name="T10">shift</text:span>' to remove the first item of the array. It also returns us that first element right away, it can be stored in a variable for further use,</text:p>
      <text:p text:style-name="P1"><text:s text:c="6"/><text:span text:style-name="T10">nums.shift() </text:span><text:span text:style-name="T4">//1</text:span></text:p>
      <text:p text:style-name="P1"><text:s text:c="5"/><text:span text:style-name="T10"><text:s/>nums</text:span> <text:span text:style-name="T4">//[2, 3, 4]</text:span></text:p>
      <text:p text:style-name="P1"><text:s text:c="2"/>3. <text:span text:style-name="T10">indexOf</text:span></text:p>
      <text:p text:style-name="P6"><text:s text:c="4"/>It's used to find the index of the first occurence of an element in an array, it simply returns us that index and if the given element is not found within the array it returns '<text:span text:style-name="T10">-1</text:span>',</text:p>
      <text:p text:style-name="P6"><text:span text:style-name="T14"><text:tab/></text:span><text:span text:style-name="T10">var myFriends = ["Ahmet", "Mehmet", "Hasan", "Ahmet"];</text:span></text:p>
      <text:p text:style-name="P8"><text:s text:c="4"/><text:tab/><text:span text:style-name="T10">myFriends.indexOf("Mehmet");</text:span> <text:span text:style-name="T4">//1</text:span></text:p>
      <text:p text:style-name="P8"><text:s text:c="4"/><text:tab/><text:span text:style-name="T10">myFriends.indexOf("Ahmet");</text:span> <text:span text:style-name="T4">//0 (not 3)</text:span></text:p>
      <text:p text:style-name="P8"><text:s text:c="4"/><text:tab/><text:span text:style-name="T10">myFriends.indexOf("Hakan");</text:span> <text:span text:style-name="T4">//-1</text:span></text:p>
      <text:p text:style-name="P1"><text:s text:c="2"/>4. <text:span text:style-name="T10">slice </text:span></text:p>
      <text:p text:style-name="P1"><text:s text:c="4"/>It's used to copy portions or all of the array,</text:p>
      <text:p text:style-name="P1"><text:s text:c="6"/><text:span text:style-name="T10">var colors = ["blue", "red", "green", "yellow", "black"];</text:span></text:p>
      <text:p text:style-name="P1"><text:s text:c="6"/><text:span text:style-name="T10">var myColors = colors.slice(1,3);</text:span> <text:span text:style-name="T4">//it copies the [1,3) elements, so first index is included but the second is not!</text:span></text:p>
      <text:p text:style-name="P1"><text:s text:c="6"/><text:span text:style-name="T10">myColors</text:span> <text:span text:style-name="T4">//["red", "green"]</text:span></text:p>
      <text:p text:style-name="P1"><text:s text:c="6"/><text:span text:style-name="T10">var colorsCopy = colors.slice();</text:span> <text:span text:style-name="T4">//copies all elements</text:span></text:p>
      <text:p text:style-name="P1"><text:s text:c="6"/><text:span text:style-name="T10">colorsCopy</text:span> <text:span text:style-name="T4">//["blue", "red", "green", "yellow", "black"];</text:span></text:p>
      <text:p text:style-name="P1"><text:s text:c="4"/>PS: The original array is not manipulated, it stays the same</text:p>
      <text:p text:style-name="P1"><text:s text:c="2"/>EX:</text:p>
      <text:p text:style-name="P1"><text:s text:c="4"/>1. <text:span text:style-name="T10">var numbers = [11, 22, 33, 44];</text:span></text:p>
      <text:p text:style-name="P1"><text:s text:c="8"/><text:span text:style-name="T10">console.log(numbers[numbers.legth])</text:span> <text:span text:style-name="T4">//prints undefined</text:span></text:p>
      <text:p text:style-name="P1"><text:s text:c="4"/>2. <text:span text:style-name="T10">var names = [ ["Ali", "Veli"], ["Ahmet", "Mehmet"], ["Hasan", "Hüseyin"] ];</text:span></text:p>
      <text:p text:style-name="P1"><text:s text:c="8"/><text:span text:style-name="T10">console.log(names[1])</text:span> <text:span text:style-name="T4">//["Ahmet", "Mehmet"]</text:span></text:p>
      <text:p text:style-name="P1"><text:s text:c="8"/><text:span text:style-name="T10">console.log(names[2][0])</text:span> <text:span text:style-name="T4">//"Hasan"</text:span></text:p>
      <text:p text:style-name="P1"/>
      <text:p text:style-name="P1">Note by Lecturer,</text:p>
      <text:p text:style-name="P1"><text:s text:c="2"/>Chrome browser behaves a little strangely when using alert, prompt, or confirm functions. It doesn't display the HTML on the page until after the popup has been closed. This is problematic since our HTML contains instructions for the user to be able to use the app we're building.</text:p>
      <text:p text:style-name="P1"/>
      <text:p text:style-name="P1"><text:s text:c="2"/>You can avoid this by wrapping your JS code in the following setTimeout function:</text:p>
      <text:p text:style-name="P1"/>
      <text:p text:style-name="P1"><text:s text:c="4"/><text:span text:style-name="T10">window.setTimeout(function() {</text:span></text:p>
      <text:p text:style-name="P7"><text:s text:c="6"/>// put all of your JS code from the lecture here</text:p>
      <text:p text:style-name="P7"><text:s text:c="4"/>}, 500);</text:p>
      <text:p text:style-name="P1"><text:s text:c="4"/></text:p>
      <text:p text:style-name="P1"><text:s text:c="2"/>This gives the HTML a half second to load before running the JS, which circumvents the issue of the prompt function blocking the HTML from loading right away.</text:p>
      <text:p text:style-name="P1"/>
      <text:p text:style-name="P1"><text:s text:c="2"/>This is not something you would have to deal with in the real world as prompt, alert, and confirm functions are almost never used and when they are it's typically not on page load.</text:p>
      <text:p text:style-name="P1"/>
      <text:p text:style-name="P1"><text:s text:c="2"/>You'll also learn jQuery in latter sections which has a cool <text:span text:style-name="T10">$('document').ready()</text:span> function that you could use in place of the <text:span text:style-name="T10">window.setTimeout</text:span> workaround mentioned above.</text:p>
      <text:p text:style-name="P1"/>
      <text:p text:style-name="P1"><text:soft-page-break/>Array Iteration</text:p>
      <text:p text:style-name="P1"><text:s text:c="2"/>1. Classical for loop,</text:p>
      <text:p text:style-name="P1"><text:s text:c="4"/><text:span text:style-name="T10">var colors = ["rot", "grün", "gelb"];</text:span></text:p>
      <text:p text:style-name="P7"><text:s text:c="4"/>for(var i = 0; i &lt; colors.length; i++){</text:p>
      <text:p text:style-name="P7"><text:s text:c="6"/>console.log(colors[i]);</text:p>
      <text:p text:style-name="P7"><text:s text:c="4"/>}</text:p>
      <text:p text:style-name="P1"><text:s text:c="2"/>2. <text:span text:style-name="T10">.forEach</text:span> loop,</text:p>
      <text:p text:style-name="P1"><text:s text:c="4"/><text:span text:style-name="T10">arr.forEach(someFunction)</text:span></text:p>
      <text:p text:style-name="P1"><text:s text:c="4"/>ex:</text:p>
      <text:p text:style-name="P1"><text:s text:c="6"/><text:span text:style-name="T10">var colors = ["rot", "grün", "gelb"];</text:span></text:p>
      <text:p text:style-name="P7"><text:s text:c="6"/>colors.forEach(function(color){</text:p>
      <text:p text:style-name="P1"><text:s text:c="8"/><text:span text:style-name="T4">//color is a placeholder, it can be renamed as wished</text:span></text:p>
      <text:p text:style-name="P1"><text:s text:c="8"/><text:span text:style-name="T10">console.log(color);</text:span></text:p>
      <text:p text:style-name="P7"><text:s text:c="6"/>});</text:p>
      <text:p text:style-name="P1"><text:s text:c="4"/>Here if we don't give an argument to the anonymous function inside, it will repeat the things inside the function as many times as the number of elements in the array. So in conclusion, that argument hold that specific item in the array in every iteration and gives us the chance to use it as we want. Lastly we can use either a pre-defined function <text:s/>or an anonymous function.</text:p>
      <text:p text:style-name="P1"/>
      <text:p text:style-name="P1">Note by Lecturer,</text:p>
      <text:p text:style-name="P1"><text:s text:c="2"/><text:span text:style-name="T10">.forEach</text:span> takes a callback function, that callback function is expected to have at least 1, but up to 3, arguments. This is how .forEach was designed.</text:p>
      <text:p text:style-name="P1"/>
      <text:p text:style-name="P1"><text:s text:c="2"/>The arguments are in a specific order:</text:p>
      <text:p text:style-name="P1"><text:s text:c="2"/>- The first one represents each element in the array (per loop iteration) that <text:span text:style-name="T10">.forEach</text:span> was called on.</text:p>
      <text:p text:style-name="P1"><text:s text:c="2"/>- The second represents the index of said element.</text:p>
      <text:p text:style-name="P1"><text:s text:c="2"/>- The third represents the array that <text:span text:style-name="T10">.forEach</text:span> was called on (it will be the same for every iteration of the loop).</text:p>
      <text:p text:style-name="P1"/>
      <text:p text:style-name="P1"><text:s text:c="2"/>ex:</text:p>
      <text:p text:style-name="P1"><text:s text:c="4"/><text:span text:style-name="T10">[1,2,3].forEach(function(el, i, arr) {</text:span></text:p>
      <text:p text:style-name="P7"><text:s text:c="6"/>console.log(el, i, arr);</text:p>
      <text:p text:style-name="P7"><text:s text:c="4"/>});</text:p>
      <text:p text:style-name="P1"/>
      <text:p text:style-name="P1"><text:s text:c="2"/>- Splice method is used to delete a specific item with the given index.</text:p>
      <text:p text:style-name="P1"><text:s text:c="4"/><text:span text:style-name="T10">.splice(index, howManyItemsToDelete)</text:span></text:p>
      <text:p text:style-name="P1"/>
      <text:p text:style-name="P1">- Be careful when using <text:span text:style-name="T10">.forEach</text:span> because when we use return inside of it, we just return from the anonymous function not from the <text:span text:style-name="T10">.forEach</text:span>!</text:p>
      <text:p text:style-name="P1"/>
      <text:p text:style-name="P1">- As soon as I call the function with parantheses at the end, then the function is executed, otherwise not.</text:p>
      <text:p text:style-name="P1"/>
      <text:p text:style-name="P1">- To make myForEach function like <text:span text:style-name="T10">arr.myForEach</text:span>, we write,</text:p>
      <text:p text:style-name="P1"><text:s text:c="4"/><text:span text:style-name="T10">Array.prototype.myForEach = function(func) {</text:span></text:p>
      <text:p text:style-name="P1"><text:s text:c="6"/><text:span text:style-name="T4">//loop through the array</text:span></text:p>
      <text:p text:style-name="P1"><text:s text:c="6"/><text:span text:style-name="T10">for(var i = 0; i &lt; this.length; i++){</text:span></text:p>
      <text:p text:style-name="P1"><text:s text:c="8"/><text:span text:style-name="T4">//call func for each item</text:span></text:p>
      <text:p text:style-name="P1"><text:s text:c="8"/><text:span text:style-name="T10">func(this[i]);</text:span></text:p>
      <text:p text:style-name="P7"><text:s text:c="6"/>}</text:p>
      <text:p text:style-name="P7"><text:s text:c="4"/>}</text:p>
      <text:p text:style-name="P1"/>
      <text:p text:style-name="P1"/>
      <text:p text:style-name="P1"/>
      <text:p text:style-name="P1"/>
      <text:p text:style-name="P1"/>
      <text:p text:style-name="P1"/>
      <text:p text:style-name="P1"/>
      <text:p text:style-name="P1"/>
      <text:p text:style-name="P1"/>
      <text:p text:style-name="P1"><text:soft-page-break/>--- OBJECTS ---</text:p>
      <text:p text:style-name="P1"/>
      <text:p text:style-name="P1">- It consists of key-value pairs. They are not part of an ordering.</text:p>
      <text:p text:style-name="P1"/>
      <text:p text:style-name="P1">- Objects can hold all sorts of data, nums, strings, arrays even other objects...</text:p>
      <text:p text:style-name="P1"/>
      <text:p text:style-name="P1">- An object syntax seems like the following,</text:p>
      <text:p text:style-name="P1"><text:s text:c="2"/><text:span text:style-name="T10">var person = {</text:span></text:p>
      <text:p text:style-name="P7"><text:s text:c="4"/>name: "Cindy",</text:p>
      <text:p text:style-name="P7"><text:s text:c="4"/>age: 32,</text:p>
      <text:p text:style-name="P7"><text:s text:c="4"/>city: "Köln"</text:p>
      <text:p text:style-name="P7"><text:s text:c="2"/>};</text:p>
      <text:p text:style-name="P1"/>
      <text:p text:style-name="P1">- There are 3 ways of creating an object,</text:p>
      <text:p text:style-name="P1"><text:s text:c="2"/>2. Create'em all at once, just like above,</text:p>
      <text:p text:style-name="P1"><text:s text:c="4"/><text:span text:style-name="T10">var person = {</text:span></text:p>
      <text:p text:style-name="P7"><text:s text:c="6"/>name: "Travis",</text:p>
      <text:p text:style-name="P7"><text:s text:c="6"/>age: 22,</text:p>
      <text:p text:style-name="P7"><text:s text:c="6"/>city: "Linz"</text:p>
      <text:p text:style-name="P7"><text:s text:c="4"/>};</text:p>
      <text:p text:style-name="P1"><text:s text:c="2"/>1. Make an empty object then add to it,</text:p>
      <text:p text:style-name="P1"><text:s text:c="4"/><text:span text:style-name="T10">var person = {}</text:span></text:p>
      <text:p text:style-name="P7"><text:s text:c="4"/>person.name = "Travis";</text:p>
      <text:p text:style-name="P7"><text:s text:c="4"/>person.age = 22;</text:p>
      <text:p text:style-name="P7"><text:s text:c="4"/>person.city = "Linz";</text:p>
      <text:p text:style-name="P1"><text:s text:c="2"/>3. Make the empty object with a different notation,</text:p>
      <text:p text:style-name="P1"><text:s text:c="4"/><text:span text:style-name="T10">var person = new.Object();</text:span></text:p>
      <text:p text:style-name="P7"><text:s text:c="4"/>person.name = "Travis";</text:p>
      <text:p text:style-name="P7"><text:s text:c="4"/>person.age = 22;</text:p>
      <text:p text:style-name="P7"><text:s text:c="4"/>person.city = "Linz";</text:p>
      <text:p text:style-name="P1"/>
      <text:p text:style-name="P1">- Updating the properties,</text:p>
      <text:p text:style-name="P1"><text:s text:c="2"/><text:span text:style-name="T10">person["age"] += 1;</text:span></text:p>
      <text:p text:style-name="P7"><text:s text:c="2"/>person.city = "Berlin";</text:p>
      <text:p text:style-name="P1"/>
      <text:p text:style-name="P1">- To retrieve data from objects there are two ways:</text:p>
      <text:p text:style-name="P1"><text:s text:c="2"/><text:span text:style-name="T10">1. person["name"] </text:span><text:span text:style-name="T4">//bracket notation</text:span></text:p>
      <text:p text:style-name="P1"><text:s text:c="2"/><text:span text:style-name="T10">2. person.name </text:span><text:span text:style-name="T4">//dot notation</text:span></text:p>
      <text:p text:style-name="P1"/>
      <text:p text:style-name="P1">- We cannot use dot notation if the property starts with a number,</text:p>
      <text:p text:style-name="P1"><text:s/><text:span text:style-name="T14"><text:s/></text:span><text:span text:style-name="T10">someObject.1blah</text:span> <text:span text:style-name="T4">//INVALID</text:span></text:p>
      <text:p text:style-name="P1"><text:s text:c="2"/><text:span text:style-name="T10">someObject["1blah"]</text:span> <text:span text:style-name="T4">//VALID</text:span></text:p>
      <text:p text:style-name="P1"/>
      <text:p text:style-name="P1">- We cannot use dot notation if the property has spaces in its name,</text:p>
      <text:p text:style-name="P1"><text:s text:c="2"/><text:span text:style-name="T10">someObject.blah blah</text:span> <text:span text:style-name="T4">//INVALID</text:span></text:p>
      <text:p text:style-name="P1"><text:s text:c="2"/>someObject["blah blah"] <text:span text:style-name="T4">//VALID</text:span></text:p>
      <text:p text:style-name="P1"/>
      <text:p text:style-name="P1">- We can lookup using a variable with bracket notation,</text:p>
      <text:p text:style-name="P1"><text:s text:c="2"/><text:span text:style-name="T10">var str = "name";</text:span></text:p>
      <text:p text:style-name="P1"><text:s text:c="2"/><text:span text:style-name="T10">someObject.str</text:span> <text:span text:style-name="T4">//doesn't look for "name"</text:span></text:p>
      <text:p text:style-name="P1"><text:s text:c="2"/><text:span text:style-name="T10">someObject[str]</text:span> <text:span text:style-name="T4">//does evaluate str and looks for "name"</text:span></text:p>
      <text:p text:style-name="P1"/>
      <text:p text:style-name="P1"><text:s text:c="2"/>- In some languages 'objects' are called as 'dictionaries' thanks to the key-value pairs.</text:p>
      <text:p text:style-name="P1"/>
      <text:p text:style-name="P1"><text:s text:c="2"/>- Actually arrays are a special type of objects that has the keys only as numbers.</text:p>
      <text:p text:style-name="P1"/>
      <text:p text:style-name="P1"><text:s text:c="2"/>- To add a new key-value pair to an object,</text:p>
      <text:p text:style-name="P1"><text:s text:c="4"/><text:span text:style-name="T10">person.surname = "Odd";</text:span></text:p>
      <text:p text:style-name="P1"/>
      <text:p text:style-name="P1"/>
      <text:p text:style-name="P1"><text:soft-page-break/><text:s text:c="2"/>- An array of object is like the following,</text:p>
      <text:p text:style-name="P1"><text:s text:c="4"/><text:span text:style-name="T10">var posts = [</text:span></text:p>
      <text:p text:style-name="P7"><text:s text:c="6"/>{</text:p>
      <text:p text:style-name="P7"><text:s text:c="8"/>title: "Dogs are awesome",</text:p>
      <text:p text:style-name="P7"><text:s text:c="8"/>author: "Ryan",</text:p>
      <text:p text:style-name="P7"><text:s text:c="8"/>comments: ["Yeah I think so", "Nope!"]</text:p>
      <text:p text:style-name="P7"><text:s text:c="6"/>},</text:p>
      <text:p text:style-name="P7"><text:s text:c="6"/>{</text:p>
      <text:p text:style-name="P7"><text:s text:c="8"/>title: "Cats are awesome",</text:p>
      <text:p text:style-name="P7"><text:s text:c="8"/>author: "Bob",</text:p>
      <text:p text:style-name="P7"><text:s text:c="8"/>comments: ["Not really", "Of course..."]</text:p>
      <text:p text:style-name="P7"><text:s text:c="6"/>}</text:p>
      <text:p text:style-name="P7"><text:s text:c="4"/>]</text:p>
      <text:p text:style-name="P7"><text:s text:c="4"/>posts[1].comments[0]; <text:span text:style-name="T17">//"Not really"</text:span></text:p>
      <text:p text:style-name="P7"><text:s text:c="4"/>var myObject = {</text:p>
      <text:p text:style-name="P7"><text:s text:c="6"/>friends: [</text:p>
      <text:p text:style-name="P7"><text:s text:c="8"/>{name: "Ali"},</text:p>
      <text:p text:style-name="P7"><text:s text:c="8"/>{name: "Veli"},</text:p>
      <text:p text:style-name="P7"><text:s text:c="8"/>{name: "Ahmet"}</text:p>
      <text:p text:style-name="P7"><text:s text:c="6"/>],</text:p>
      <text:p text:style-name="P7"><text:s text:c="6"/>color: "blue",</text:p>
      <text:p text:style-name="P7"><text:s text:c="6"/>isEvil: false</text:p>
      <text:p text:style-name="P7"><text:s text:c="4"/>}</text:p>
      <text:p text:style-name="P1"><text:span text:style-name="T10"><text:s text:c="4"/>myObject.friends[0].name;</text:span> <text:span text:style-name="T15">//"Ali"</text:span></text:p>
      <text:p text:style-name="P1"/>
      <text:p text:style-name="P1">- We can add functions into the objects as well as properties and when we do it we call these functions as "methods" after this point,</text:p>
      <text:p text:style-name="P1"><text:s text:c="2"/><text:span text:style-name="T10">var obj = {</text:span></text:p>
      <text:p text:style-name="P7"><text:s text:c="4"/>name: "Mustafa",</text:p>
      <text:p text:style-name="P7"><text:s text:c="4"/>age: 21,</text:p>
      <text:p text:style-name="P7"><text:s text:c="4"/>isCool: false,</text:p>
      <text:p text:style-name="P7"><text:s text:c="4"/>friends: ["merve", "osman"],</text:p>
      <text:p text:style-name="P7"><text:s text:c="4"/>add: function(x,y){</text:p>
      <text:p text:style-name="P7"><text:s text:c="6"/>return x+y;</text:p>
      <text:p text:style-name="P7"><text:s text:c="4"/>}</text:p>
      <text:p text:style-name="P7"><text:s text:c="2"/>}</text:p>
      <text:p text:style-name="P1"><text:s text:c="2"/>To call methods,</text:p>
      <text:p text:style-name="P1"><text:s text:c="4"/><text:span text:style-name="T10">obj.add(5,4);</text:span></text:p>
      <text:p text:style-name="P1"><text:s text:c="2"/>It is just like "<text:span text:style-name="T10">console.log()</text:span>". "<text:span text:style-name="T10">console</text:span>" is an object and "<text:span text:style-name="T10">log()</text:span>" is a method inside of it</text:p>
      <text:p text:style-name="P1"/>
      <text:p text:style-name="P1">- Both to avoid namespace collisions and keeping the code organized we can do sth. like following,</text:p>
      <text:p text:style-name="P1"><text:s text:c="4"/><text:span text:style-name="T10">var dogSpace = {};</text:span></text:p>
      <text:p text:style-name="P7"><text:s text:c="4"/>dogSpace.speak = function(){</text:p>
      <text:p text:style-name="P7"><text:s text:c="6"/>return "WOOF!";</text:p>
      <text:p text:style-name="P7"><text:s text:c="4"/>}</text:p>
      <text:p text:style-name="P7"><text:s text:c="4"/>var catSpace = {};</text:p>
      <text:p text:style-name="P7"><text:s text:c="4"/>catSpace.speak = function(){</text:p>
      <text:p text:style-name="P7"><text:s text:c="6"/>return "MEOW!";</text:p>
      <text:p text:style-name="P7"><text:s text:c="4"/>}</text:p>
      <text:p text:style-name="P1"><text:span text:style-name="T10"><text:s text:c="4"/>dogSpace.speak();</text:span> <text:span text:style-name="T4">//"WOOF!"</text:span></text:p>
      <text:p text:style-name="P1"><text:span text:style-name="T10"><text:s text:c="4"/>catSpace.speak();</text:span> <text:span text:style-name="T4">//"MEOW!"</text:span></text:p>
      <text:p text:style-name="P1"><text:s text:c="2"/>This is used i.e. with delete functions for posts or comments or users in real world. They are both delete functions but refer to the different objects and do slightly different tasks.</text:p>
      <text:p text:style-name="P1"><text:s text:c="2"/>This is also used in libraries. When we import a library, simply to use its methods we first refer to the library itself which is actually an object or in other words a namespace.</text:p>
      <text:p text:style-name="P1"/>
      <text:p text:style-name="P1">- Keyword "this" is used within the methods actually,</text:p>
      <text:p text:style-name="P1"><text:span text:style-name="T10"><text:s text:c="4"/>var comments = {};</text:span></text:p>
      <text:p text:style-name="P7"><text:s text:c="4"/>comments.data = ["Good job!", "Thanks", "Congrats."];</text:p>
      <text:p text:style-name="P7"><text:s text:c="4"/>comments.print = function(){</text:p>
      <text:p text:style-name="P1"><text:span text:style-name="T10"><text:s text:c="6"/>this.data.forEach(function(el){</text:span> <text:span text:style-name="T4">//here "this" refers to the "comments" object!</text:span></text:p>
      <text:p text:style-name="P1"><text:s text:c="8"/><text:span text:style-name="T10">console.log(el);</text:span></text:p>
      <text:p text:style-name="P7"><text:s text:c="6"/>});</text:p>
      <text:p text:style-name="P7"><text:s text:c="4"/>};</text:p>
      <text:p text:style-name="P1"><text:span text:style-name="T10"><text:s text:c="4"/>comments.print();</text:span> <text:span text:style-name="T4">//Good job! \n Thanks \n Congra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2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0-07-14T06:15:02.539756806</meta:creation-date>
    <dc:date>2020-08-22T00:34:22.984866956</dc:date>
    <meta:editing-duration>PT56M35S</meta:editing-duration>
    <meta:editing-cycles>43</meta:editing-cycles>
    <meta:generator>LibreOffice/6.4.3.2$Linux_X86_64 LibreOffice_project/40$Build-2</meta:generator>
    <meta:document-statistic meta:table-count="0" meta:image-count="0" meta:object-count="0" meta:page-count="8" meta:paragraph-count="356" meta:word-count="2459" meta:character-count="15800" meta:non-whitespace-character-count="12405"/>
  </office:meta>
</office:document-meta>
</file>